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0">
            <text:p>20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3-03-07_13-27-03_000.jpg</text:p>
          </table:table-cell>
          <table:table-cell table:style-name="ce26" office:value-type="string">
            <text:p>:bookmemo / 読んだ本 / 『群論入門』 / 著者=芳沢光雄 / 途中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bookmemo / 読んだ本 / 『群論入門』 / 著者=芳沢光雄 / 途中">
            <text:p>:bookmemo / 読んだ本 / 『群論入門』 / 著者=芳沢光雄 / 途中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8">
            <text:p>18</text:p>
          </table:table-cell>
          <table:table-cell table:style-name="ce17" office:value-type="string">
            <text:p>2023-03-07_13-27-16_000.jpg</text:p>
          </table:table-cell>
          <table:table-cell table:style-name="ce26" office:value-type="string">
            <text:p>:bookmemo / 読んだ本 / 『群論入門』 / 著者=芳沢光雄 / 途中 ここまで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bookmemo / 読んだ本 / 『群論入門』 / 著者=芳沢光雄 / 途中 ここまで">
            <text:p>:bookmemo / 読んだ本 / 『群論入門』 / 著者=芳沢光雄 / 途中 ここまで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9">
            <text:p>19</text:p>
          </table:table-cell>
          <table:table-cell table:style-name="ce18" office:value-type="string">
            <text:p>2023-03-07_13-27-35_000.jpg</text:p>
          </table:table-cell>
          <table:table-cell table:style-name="ce26" office:value-type="string">
            <text:p>:bookmemo / 読んだ本 / 『真空のからくり』 / 著者=山田克哉 / 今回、読んでいない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bookmemo / 読んだ本 / 『真空のからくり』 / 著者=山田克哉 / 今回、読んでいない">
            <text:p>:bookmemo / 読んだ本 / 『真空のからくり』 / 著者=山田克哉 / 今回、読んでいない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8" office:value-type="string">
            <text:p>2023-03-07_02-35-11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寝た時刻 / 2023">
            <text:p>:m :PHOTO 寝た時刻 / 2023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8" office:value-type="string">
            <text:p>2023-03-07_02-35-00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8];CONCATENATE([.C8];&quot; / &quot;;[.E6]))" office:value-type="string" office:string-value="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２日目,occasion=経過観察,id=2023-03-06_00-53-39_000.jpg">
            <text:p>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２日目,occasion=経過観察,id=2023-03-06_00-53-39_000.jpg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18" office:value-type="string">
            <text:p>2023-03-07_21-01-4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8" office:value-type="string">
            <text:p>2023-03-07_00-42-39_000.jpg</text:p>
          </table:table-cell>
          <table:table-cell table:style-name="ce26" office:value-type="string">
            <text:p>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２日目,occasion=経過観察,id=2023-03-06_00-53-39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２日目,occasion=経過観察,id=2023-03-06_00-53-39_000.jpg">
            <text:p>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２日目,occasion=経過観察,id=2023-03-06_00-53-39_000.jpg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 office:value-type="string">
            <text:p>2023-03-07_00-42-44_000.jpg</text:p>
          </table:table-cell>
          <table:table-cell table:style-name="ce26" office:value-type="string">
            <text:p>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２日目,occasion=経過観察,id=2023-03-06_00-53-39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２日目,occasion=経過観察,id=2023-03-06_00-53-39_000.jpg">
            <text:p>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２日目,occasion=経過観察,id=2023-03-06_00-53-39_000.jpg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8" office:value-type="string">
            <text:p>2023-03-07_00-42-49_000.jpg</text:p>
          </table:table-cell>
          <table:table-cell table:style-name="ce26" office:value-type="string">
            <text:p>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２日目,occasion=経過観察,id=2023-03-06_00-53-39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２日目,occasion=経過観察,id=2023-03-06_00-53-39_000.jpg">
            <text:p>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２日目,occasion=経過観察,id=2023-03-06_00-53-39_000.jpg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3-03-07_00-43-23_000.jpg</text:p>
          </table:table-cell>
          <table:table-cell table:style-name="ce26" office:value-type="string">
            <text:p>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２日目。攪拌した。,occasion=経過観察,id=2023-03-06_00-53-39_000.jpg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２日目。攪拌した。,occasion=経過観察,id=2023-03-06_00-53-39_000.jpg">
            <text:p>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２日目。攪拌した。,occasion=経過観察,id=2023-03-06_00-53-39_000.jpg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0" office:value-type="string">
            <text:p>2023-03-07_01-29-45_000.jpg</text:p>
          </table:table-cell>
          <table:table-cell table:style-name="ce26" office:value-type="string">
            <text:p>:PHOTO 記録 / 経過記録；作ったもの / food=焼酎漬け / material=レモン：５（単位：スプーン）；ニンニク：５；生姜：５；スペアミント：５；ディル：５,liquor=麦焼酎：??ml,time=~,container=silver-cap-small / type=~,other=作り置きする：混合。２日目。攪拌した。しばらくしてから,occasion=経過観察,id=2023-03-06_00-53-39_000.jpg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7" office:value-type="string">
            <text:p>2023-03-07_09-06-04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 office:value-type="string">
            <text:p>2023-03-07_01-30-31_000.jpg</text:p>
          </table:table-cell>
          <table:table-cell table:style-name="ce26" office:value-type="string">
            <text:p>:m :th,mysl / topic=人生の指針 / content=仁義礼智。四端を拡充させよう。力行を楽しむ。説しからずや。,other=~ / lang=ja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 office:value-type="string">
            <text:p>2023-03-07_01-33-16_000.jpg</text:p>
          </table:table-cell>
          <table:table-cell table:style-name="ce26" office:value-type="string">
            <text:p>:m :th,mysl / topic=人生の指針 / content=仁義礼智。人にどんな感化を及ぼすか。,other=付け足し：file-id:2023-03-07_01-30-31_000.jpg / lang=ja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:th,mysl / topic=人生の指針 / content=仁義礼智。人にどんな感化を及ぼすか。,other=付け足し：file-id:2023-03-07_01-30-31_000.jpg / lang=ja">
            <text:p>:m :th,mysl / topic=人生の指針 / content=仁義礼智。人にどんな感化を及ぼすか。,other=付け足し：file-id:2023-03-07_01-30-31_000.jpg / lang=ja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8" office:value-type="string">
            <text:p>2023-03-07_09-21-17_000.jpg</text:p>
          </table:table-cell>
          <table:table-cell table:style-name="ce26" office:value-type="string">
            <text:p>-*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-*">
            <text:p>-*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8" office:value-type="string">
            <text:p>2023-03-07_09-21-30_000.jpg</text:p>
          </table:table-cell>
          <table:table-cell table:style-name="ce26" office:value-type="string">
            <text:p>-*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-*">
            <text:p>-*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18" office:value-type="string">
            <text:p>2023-03-07_11-06-48_000.jpg</text:p>
          </table:table-cell>
          <table:table-cell table:style-name="ce26" office:value-type="string">
            <text:p>:PHOTO 記録 / 文書：コレポン / #*# / about=ネットバンキング。再開手続き。窓口で行いたい。可否、問い合わせ。,with=コールセンター,content=~,other=~ / N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PHOTO 記録 / 文書：コレポン / #*# / about=ネットバンキング。再開手続き。窓口で行いたい。可否、問い合わせ。,with=コールセンター,content=~,other=~ / N+">
            <text:p>:PHOTO 記録 / 文書：コレポン / #*# / about=ネットバンキング。再開手続き。窓口で行いたい。可否、問い合わせ。,with=コールセンター,content=~,other=~ / N+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18" office:value-type="string">
            <text:p>2023-03-07_11-42-40_000.jpg</text:p>
          </table:table-cell>
          <table:table-cell table:style-name="ce26" office:value-type="string">
            <text:p>:m #*# RES / JVEMV6 64#218_chosenjin_gyakusatsu / 『関東大震災　「朝鮮人虐殺の真実」』 著者=工藤美代子,校注=~,出版社=産経新聞出版 / p.213 / w=司法事務官；,topic=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m #*# RES / JVEMV6 64#218_chosenjin_gyakusatsu / 『関東大震災　「朝鮮人虐殺の真実」』 著者=工藤美代子,校注=~,出版社=産経新聞出版 / p.213 / w=司法事務官；,topic=,publisher=~,other=">
            <text:p>:m #*# RES / JVEMV6 64#218_chosenjin_gyakusatsu / 『関東大震災　「朝鮮人虐殺の真実」』 著者=工藤美代子,校注=~,出版社=産経新聞出版 / p.213 / w=司法事務官；,topic=,publisher=~,other=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18" office:value-type="string">
            <text:p>2023-03-07_11-46-57_000.jpg</text:p>
          </table:table-cell>
          <table:table-cell table:style-name="ce26" office:value-type="string">
            <text:p>:PHOTO 記録 / 経過記録 / target=人参：プランターに植えた / other=食用の人参。おせちの際に買ったもの。冷蔵庫。根が生えていた。,occasion=~,id=file-id:2023-03-07_11-46-57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PHOTO 記録 / 経過記録 / target=人参：プランターに植えた / other=食用の人参。おせちの際に買ったもの。冷蔵庫。根が生えていた。,occasion=~,id=file-id:2023-03-07_11-46-57_000.jpg">
            <text:p>:PHOTO 記録 / 経過記録 / target=人参：プランターに植えた / other=食用の人参。おせちの際に買ったもの。冷蔵庫。根が生えていた。,occasion=~,id=file-id:2023-03-07_11-46-57_000.jpg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6">
            <text:p>16</text:p>
          </table:table-cell>
          <table:table-cell table:style-name="ce18" office:value-type="string">
            <text:p>2023-03-07_12-32-45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m 食べた物 ">
            <text:p>:m 食べた物 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2">
            <text:p>2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0">
            <text:p>2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2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7">2023/03/07</text:date>, <text:time>23:58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3-07T23:58:34.50</dc:date>
    <dc:creator>iwabuchi ken</dc:creator>
    <meta:editing-duration>P54DT17H19M9S</meta:editing-duration>
    <meta:editing-cycles>17606</meta:editing-cycles>
    <meta:document-statistic meta:table-count="2" meta:cell-count="930" meta:object-count="0"/>
    <meta:user-defined meta:name="qrichtext">1</meta:user-defined>
  </office:meta>
</office:document-meta>
</file>